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 HTML, quando falamos em <text:span text:style-name="Strong_20_Emphasis">tipos de mídia (media types)</text:span> normalmente estamos nos referindo a onde ou como o conteúdo será exibido — isso é muito usado junto com <text:span text:style-name="Strong_20_Emphasis">CSS</text:span> (especialmente em <text:span text:style-name="Emphasis">media queries</text:span>).</text:p>
      <text:p text:style-name="P4">Aqui estão os principais tipos de mídia:</text:p>
      <text:p text:style-name="Horizontal_20_Line"/>
      <text:h text:style-name="P2" text:outline-level="2">📺 1. <text:span text:style-name="Source_20_Text">screen</text:span></text:h>
      <text:p text:style-name="P4">Usado para <text:span text:style-name="Strong_20_Emphasis">telas</text:span>: computador, celular, tablet, smart TV.</text:p>
      <text:section text:style-name="Sect1" text:name="code-block-viewer">
        <text:p text:style-name="P3">&lt;link rel="stylesheet" href="estilo.css" media="screen"&gt;</text:p>
      </text:section>
      <text:p text:style-name="P4">Ou no CSS:</text:p>
      <text:section text:style-name="Sect1" text:name="Section1">
        <text:p text:style-name="P3"><text:bookmark text:name="code-block-viewer"/>@media screen and (max-width: 768px) {</text:p>
        <text:p text:style-name="Preformatted_20_Text"><text:s text:c="2"/>body {</text:p>
        <text:p text:style-name="Preformatted_20_Text"><text:s text:c="4"/>background-color: lightblue;</text:p>
        <text:p text:style-name="Preformatted_20_Text"><text:s text:c="2"/>}</text:p>
        <text:p text:style-name="Preformatted_20_Text">}</text:p>
      </text:section>
      <text:p text:style-name="P4">👉 É o mais usado hoje.</text:p>
      <text:p text:style-name="Horizontal_20_Line"/>
      <text:h text:style-name="P2" text:outline-level="2">🖨 2. <text:span text:style-name="Source_20_Text">print</text:span></text:h>
      <text:p text:style-name="P4">Usado quando a página vai ser <text:span text:style-name="Strong_20_Emphasis">impressa</text:span>.</text:p>
      <text:section text:style-name="Sect1" text:name="Section2">
        <text:p text:style-name="P3"><text:bookmark text:name="code-block-viewer Copy 1"/>&lt;link rel="stylesheet" href="print.css" media="print"&gt;</text:p>
      </text:section>
      <text:p text:style-name="P4">Ou:</text:p>
      <text:section text:style-name="Sect1" text:name="Section3">
        <text:p text:style-name="P3"><text:bookmark text:name="code-block-viewer Copy 2"/>@media print {</text:p>
        <text:p text:style-name="Preformatted_20_Text"><text:s text:c="2"/>body {</text:p>
        <text:p text:style-name="Preformatted_20_Text"><text:s text:c="4"/>font-size: 12pt;</text:p>
        <text:p text:style-name="Preformatted_20_Text"><text:s text:c="2"/>}</text:p>
        <text:p text:style-name="Preformatted_20_Text">}</text:p>
      </text:section>
      <text:p text:style-name="P4">👉 Muito útil para esconder menus, botões e deixar só o conteúdo ao imprimir.</text:p>
      <text:p text:style-name="Horizontal_20_Line"/>
      <text:h text:style-name="P2" text:outline-level="2">🗣 3. <text:span text:style-name="Source_20_Text">speech</text:span></text:h>
      <text:p text:style-name="P4">Para <text:span text:style-name="Strong_20_Emphasis">leitores de tela</text:span> (acessibilidade).</text:p>
      <text:section text:style-name="Sect1" text:name="Section4">
        <text:p text:style-name="P3"><text:bookmark text:name="code-block-viewer Copy 3"/>@media speech {</text:p>
        <text:p text:style-name="Preformatted_20_Text"><text:s text:c="2"/>body {</text:p>
        <text:p text:style-name="Preformatted_20_Text"><text:s text:c="4"/>voice-rate: slow;</text:p>
        <text:p text:style-name="Preformatted_20_Text"><text:s text:c="2"/>}</text:p>
        <text:p text:style-name="Preformatted_20_Text">}</text:p>
      </text:section>
      <text:p text:style-name="P4">👉 Usado para melhorar experiência de pessoas com deficiência visual.</text:p>
      <text:p text:style-name="Horizontal_20_Line"/>
      <text:h text:style-name="P2" text:outline-level="2">🌍 4. <text:span text:style-name="Source_20_Text">all</text:span></text:h>
      <text:p text:style-name="P4">Aplica para <text:span text:style-name="Strong_20_Emphasis">todos os dispositivos</text:span>.</text:p>
      <text:section text:style-name="Sect1" text:name="Section5">
        <text:p text:style-name="P3"><text:bookmark text:name="code-block-viewer Copy 4"/>&lt;link rel="stylesheet" href="style.css" media="all"&gt;</text:p>
      </text:section>
      <text:p text:style-name="P4"><text:soft-page-break/>👉 É o padrão se você não especificar nada.</text:p>
      <text:p text:style-name="Horizontal_20_Line"/>
      <text:h text:style-name="P1" text:outline-level="1">📱 Media Queries (condições)</text:h>
      <text:p text:style-name="P4">Além do tipo de mídia, você pode usar condições como:</text:p>
      <text:list text:style-name="L1">
        <text:list-item>
          <text:p text:style-name="P5"><text:span text:style-name="Source_20_Text">max-width</text:span></text:p>
        </text:list-item>
        <text:list-item>
          <text:p text:style-name="P6"><text:span text:style-name="Source_20_Text">min-width</text:span></text:p>
        </text:list-item>
        <text:list-item>
          <text:p text:style-name="P6"><text:span text:style-name="Source_20_Text">orientation</text:span></text:p>
        </text:list-item>
        <text:list-item>
          <text:p text:style-name="P6"><text:span text:style-name="Source_20_Text">resolution</text:span></text:p>
        </text:list-item>
      </text:list>
      <text:p text:style-name="P4">Exemplo:</text:p>
      <text:section text:style-name="Sect1" text:name="Section6">
        <text:p text:style-name="P3"><text:bookmark text:name="code-block-viewer Copy 5"/>@media screen and (max-width: 600px) {</text:p>
        <text:p text:style-name="Preformatted_20_Text"><text:s text:c="2"/>body {</text:p>
        <text:p text:style-name="Preformatted_20_Text"><text:s text:c="4"/>background-color: pink;</text:p>
        <text:p text:style-name="Preformatted_20_Text"><text:s text:c="2"/>}</text:p>
        <text:p text:style-name="Preformatted_20_Text">}</text:p>
      </text:section>
      <text:p text:style-name="P4">👉 Isso faz o layout mudar quando a tela for menor que 600px (responsividade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2:18:13.387929805</meta:creation-date>
    <dc:date>2026-02-27T22:18:30.670236349</dc:date>
    <meta:editing-duration>PT19S</meta:editing-duration>
    <meta:editing-cycles>1</meta:editing-cycles>
    <meta:document-statistic meta:table-count="0" meta:image-count="0" meta:object-count="0" meta:page-count="2" meta:paragraph-count="47" meta:word-count="211" meta:character-count="1289" meta:non-whitespace-character-count="1096"/>
    <meta:generator>1Doc/1.5.0.$MacOSX_X86_64 LibreOffice_project/2f9b6e7260225c6c2c1401d17cb7be8dc4e3347b</meta:generator>
  </office:meta>
</office:document-meta>
</file>